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343cm"/>
    </style:style>
    <style:style style:name="gr2" style:family="graphic" style:parent-style-name="standard">
      <style:graphic-properties draw:fill="none" draw:textarea-vertical-align="middle" draw:auto-grow-height="false" fo:min-height="2.961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10pt"/>
    </style:style>
    <style:style style:name="P2" style:family="paragraph">
      <loext:graphic-properties draw:fill="none" draw:fill-color="#ffffff"/>
      <style:text-properties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5pt" fo:background-color="#f8aa97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  <style:text-properties fo:font-size="15pt" fo:background-color="#f8aa97" style:font-size-asian="18pt" style:font-size-complex="18pt"/>
    </style:style>
    <style:style style:name="P6" style:family="paragraph">
      <loext:graphic-properties draw:fill-color="#ffffff"/>
    </style:style>
    <style:style style:name="T1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2" style:family="text">
      <style:text-properties style:font-name="Courier New" fo:font-size="12pt" style:font-size-asian="18pt" style:font-size-complex="18pt"/>
    </style:style>
    <style:style style:name="T3" style:family="text">
      <style:text-properties fo:font-size="12pt"/>
    </style:style>
    <style:style style:name="T4" style:family="text">
      <style:text-properties fo:background-color="#f8aa97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9.603cm" svg:height="3.593cm" svg:x="0.386cm" svg:y="2.08cm">
          <draw:text-box>
            <text:p text:style-name="P1"><text:span text:style-name="T1">Plink:</text:span><text:span text:style-name="T2">/path/and/prefix/to/LDpruned/plink/step3/listItem1/myPlinkPrefix</text:span></text:p>
            <text:p text:style-name="P1"><text:span text:style-name="T1">PhenoFile:</text:span><text:span text:style-name="T2">/path/to/step3/listItem2/myPhenoFile.txt</text:span></text:p>
            <text:p text:style-name="P1"><text:span text:style-name="T1">ChromosomeLengthFile:</text:span><text:span text:style-name="T2">/path/to/step3/listItem3/chromosomeLengthFile.txt</text:span></text:p>
            <text:p text:style-name="P1"><text:span text:style-name="T1">InfoFile:</text:span><text:span text:style-name="T2">/path/to/step3/itemList5/infoFile.txt</text:span></text:p>
            <text:p text:style-name="P1"><text:span text:style-name="T1">ImputeDir:</text:span><text:span text:style-name="T2">/path/to/directory/containing/files/created/in/step3/listItem4/</text:span></text:p>
            <text:p text:style-name="P1"><text:span text:style-name="T1">ImputeSuffix:</text:span><text:span text:style-name="T2">_rsq70_merged_renamed.vcf.gz</text:span></text:p>
            <text:p text:style-name="P1"><text:span text:style-name="T3"/></text:p>
          </draw:text-box>
        </draw:frame>
        <draw:custom-shape draw:style-name="gr2" draw:text-style-name="P3" draw:layer="layout" svg:width="0.717cm" svg:height="3.387cm" svg:x="19.009cm" svg:y="1.87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5" draw:layer="layout" svg:width="19.054cm" svg:height="1.427cm" svg:x="0.22cm" svg:y="0.911cm">
          <draw:text-box>
            <text:p text:style-name="P4"><text:span text:style-name="T4">These parameters all relate to the the files created in step 3 and are required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91cm" fo:margin-bottom="0cm" fo:text-indent="0cm"/>
      <style:text-properties fo:font-size="41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43cm" fo:margin-bottom="0cm" fo:text-indent="0cm"/>
      <style:text-properties fo:font-size="35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95cm" fo:margin-bottom="0cm" fo:text-indent="0cm"/>
      <style:text-properties fo:font-size="29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47cm" fo:margin-bottom="0cm" fo:text-indent="0cm"/>
      <style:text-properties fo:font-size="29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47cm" fo:margin-bottom="0cm" fo:text-indent="0cm"/>
      <style:text-properties fo:font-size="29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47cm" fo:margin-bottom="0cm" fo:text-indent="0cm"/>
      <style:text-properties fo:font-size="29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47cm" fo:margin-bottom="0cm" fo:text-indent="0cm"/>
      <style:text-properties fo:font-size="29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47cm" fo:margin-bottom="0cm" fo:text-indent="0cm"/>
      <style:text-properties fo:font-size="29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5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32cm" fo:page-height="6.3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2.903cm" svg:x="1cm" svg:y="4.469cm"/>
      <draw:page-thumbnail draw:layer="backgroundobjects" svg:width="9.294cm" svg:height="2.903cm" svg:x="1cm" svg:y="12.517cm"/>
      <draw:page-thumbnail draw:layer="backgroundobjects" svg:width="9.294cm" svg:height="2.903cm" svg:x="1cm" svg:y="20.565cm"/>
      <draw:page-thumbnail draw:layer="backgroundobjects" svg:width="9.294cm" svg:height="2.903cm" svg:x="11.295cm" svg:y="4.469cm"/>
      <draw:page-thumbnail draw:layer="backgroundobjects" svg:width="9.294cm" svg:height="2.903cm" svg:x="11.295cm" svg:y="12.517cm"/>
      <draw:page-thumbnail draw:layer="backgroundobjects" svg:width="9.294cm" svg:height="2.903cm" svg:x="11.295cm" svg:y="20.565cm"/>
    </style:handout-master>
    <style:master-page style:name="Default" style:page-layout-name="PM1" draw:style-name="Mdp1">
      <draw:frame presentation:style-name="Default-title" draw:layer="backgroundobjects" svg:width="18.287cm" svg:height="3.893cm" svg:x="1.015cm" svg:y="0.93cm" presentation:class="title" presentation:placeholder="true">
        <draw:text-box/>
      </draw:frame>
      <draw:frame presentation:style-name="Default-outline1" draw:layer="backgroundobjects" svg:width="18.287cm" svg:height="13.528cm" svg:x="1.015cm" svg:y="5.457cm" presentation:class="outline" presentation:placeholder="true">
        <draw:text-box/>
      </draw:frame>
      <draw:frame presentation:style-name="Mpr1" draw:text-style-name="MP2" draw:layer="backgroundobjects" svg:width="4.734cm" svg:height="1.607cm" svg:x="1.015cm" svg:y="21.249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44cm" svg:height="1.607cm" svg:x="6.948cm" svg:y="21.249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734cm" svg:height="1.607cm" svg:x="14.569cm" svg:y="21.249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3T15:57:48.517555125</meta:creation-date>
    <dc:date>2021-01-13T16:08:34.961110733</dc:date>
    <meta:editing-duration>PT36S</meta:editing-duration>
    <meta:editing-cycles>1</meta:editing-cycles>
    <meta:document-statistic meta:object-count="26"/>
    <meta:generator>LibreOffice/6.0.7.3$Linux_X86_64 LibreOffice_project/00m0$Build-3</meta:generator>
  </office:meta>
</office:document-meta>
</file>